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1cm" fo:min-width="4.98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2.7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2.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4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5cm" fo:min-width="3.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5cm" fo:min-width="3.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25cm" fo:min-width="4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5cm" svg:height="4.75cm" svg:x="11.5cm" svg:y="7.5cm">
          <text:p text:style-name="P1">Codeing Quiz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25cm" svg:y1="8.5cm" svg:x2="8.5cm" svg:y2="6.25cm">
          <text:p/>
        </draw:line>
        <draw:custom-shape draw:style-name="gr3" draw:text-style-name="P3" draw:layer="layout" svg:width="3.25cm" svg:height="1.75cm" svg:x="5.25cm" svg:y="4.5cm">
          <text:p><text:span text:style-name="T1">what the UI would look lik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7.5cm" svg:x2="15cm" svg:y2="5.75cm">
          <text:p/>
        </draw:line>
        <draw:custom-shape draw:style-name="gr4" draw:text-style-name="P3" draw:layer="layout" svg:width="3cm" svg:height="2cm" svg:x="13.5cm" svg:y="3.75cm">
          <text:p><text:span text:style-name="T1">solo play or duo play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11cm" svg:x2="8.25cm" svg:y2="13.75cm">
          <text:p/>
        </draw:line>
        <draw:custom-shape draw:style-name="gr5" draw:text-style-name="P5" draw:layer="layout" svg:width="4.5cm" svg:height="2.75cm" svg:x="5.75cm" svg:y="13.75cm">
          <text:p text:style-name="P4"><text:span text:style-name="T2">how many quiestens to that can be randomly chose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75cm" svg:y1="8.75cm" svg:x2="22.5cm" svg:y2="6cm">
          <text:p/>
        </draw:line>
        <draw:custom-shape draw:style-name="gr6" draw:text-style-name="P3" draw:layer="layout" svg:width="4cm" svg:height="3.5cm" svg:x="22cm" svg:y="3.75cm">
          <text:p text:style-name="P6"><text:span text:style-name="T1">how many quiestens that come up pear the game runing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5cm" svg:y1="12.5cm" svg:x2="15.5cm" svg:y2="14cm">
          <text:p/>
        </draw:line>
        <draw:custom-shape draw:style-name="gr7" draw:text-style-name="P3" draw:layer="layout" svg:width="4cm" svg:height="3.75cm" svg:x="13.5cm" svg:y="14cm">
          <text:p><text:span text:style-name="T1">should it be in built function or seprot quiesten pool in a .js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cm" svg:y1="11.75cm" svg:x2="22cm" svg:y2="14.75cm">
          <text:p/>
        </draw:line>
        <draw:custom-shape draw:style-name="gr8" draw:text-style-name="P3" draw:layer="layout" svg:width="4.75cm" svg:height="3.5cm" svg:x="22cm" svg:y="13.25cm">
          <text:p text:style-name="P6"><text:span text:style-name="T1">Leader bor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lef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GB" style:letter-kerning="true" style:font-name-asian="NSimSun" style:font-family-asian="NSimSun" style:font-pitch-asian="variable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en" style:country-complex="GB"/>
    </style:style>
    <style:style style:name="Index" style:family="graphic">
      <style:paragraph-properties style:text-autospace="none"/>
      <style:text-properties style:font-name-complex="Arial" style:font-family-complex="Arial" style:font-pitch-complex="variabl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pitch-complex="variable" style:font-size-complex="12pt" style:font-style-complex="italic"/>
    </style:style>
    <style:style style:name="List" style:family="graphic">
      <style:paragraph-properties style:text-autospace="none"/>
      <style:text-properties style:font-name-complex="Arial" style:font-family-complex="Arial" style:font-pitch-complex="variabl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20T14:17:17.057125200</meta:creation-date>
    <dc:date>2026-03-20T14:28:11.854515600</dc:date>
    <meta:editing-duration>PT2M38S</meta:editing-duration>
    <meta:editing-cycles>1</meta:editing-cycles>
    <meta:document-statistic meta:object-count="13"/>
    <meta:generator>LibreOffice/26.2.1.2$Windows_X86_64 LibreOffice_project/620$Build-2</meta:generator>
  </office:meta>
</office:document-meta>
</file>